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D000000C8AA769351.png"/>
  <manifest:file-entry manifest:media-type="image/png" manifest:full-path="Pictures/10000201000004200000017BF1812B3E.png"/>
  <manifest:file-entry manifest:media-type="image/svg+xml" manifest:full-path="Pictures/1000FB4500006D2500002735BE423DB5.svg"/>
  <manifest:file-entry manifest:media-type="image/png" manifest:full-path="Pictures/100002010000196A00001ACA34167E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4cm" svg:height="10.036cm" svg:x="-0.035cm" svg:y="5.448cm">
          <draw:image xlink:href="Pictures/10000201000004200000017BF1812B3E.png" xlink:type="simple" xlink:show="embed" xlink:actuate="onLoad"/>
          <draw:image xlink:href="Pictures/1000FB4500006D2500002735BE423DB5.svg" xlink:type="simple" xlink:show="embed" xlink:actuate="onLoad">
            <text:p/>
          </draw:image>
          <svg:title>Canvas 1</svg:title>
        </draw:frame>
        <draw:frame draw:style-name="gr1" draw:text-style-name="P1" draw:layer="layout" svg:width="3cm" svg:height="3.2cm" svg:x="8.2cm" svg:y="10cm">
          <draw:image xlink:href="Pictures/100002010000196A00001ACA34167E2D.png" xlink:type="simple" xlink:show="embed" xlink:actuate="onLoad">
            <text:p/>
          </draw:image>
        </draw:frame>
        <draw:line draw:style-name="gr2" draw:text-style-name="P1" draw:layer="layout" svg:x1="11.2cm" svg:y1="11.6cm" svg:x2="12.6cm" svg:y2="11.6cm">
          <text:p/>
        </draw:line>
        <draw:frame draw:style-name="gr1" draw:text-style-name="P1" draw:layer="layout" svg:width="2.8cm" svg:height="3cm" svg:x="12.4cm" svg:y="6.6cm">
          <draw:image xlink:href="Pictures/10000201000000AD000000C8AA769351.png" xlink:type="simple" xlink:show="embed" xlink:actuate="onLoad">
            <text:p/>
          </draw:image>
        </draw:frame>
        <draw:line draw:style-name="gr2" draw:text-style-name="P1" draw:layer="layout" svg:x1="13cm" svg:y1="9.2cm" svg:x2="11.2cm" svg:y2="11cm">
          <text:p/>
        </draw:line>
        <draw:ellipse draw:style-name="gr3" draw:text-style-name="P1" draw:layer="layout" svg:width="5.271cm" svg:height="2.541cm" svg:x="21.929cm" svg:y="13.259cm">
          <text:p/>
        </draw:ellipse>
        <draw:frame draw:style-name="gr4" draw:layer="layout" svg:width="3.08cm" svg:height="1.563cm" svg:x="23cm" svg:y="14cm">
          <draw:text-box>
            <text:p>Test data</text:p>
          </draw:text-box>
        </draw:frame>
        <draw:line draw:style-name="gr2" draw:text-style-name="P1" draw:layer="layout" svg:x1="24cm" svg:y1="13.259cm" svg:x2="23.4cm" svg:y2="11.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Lewis</meta:initial-creator>
    <meta:creation-date>2020-08-04T15:21:56.13</meta:creation-date>
    <meta:editing-duration>PT13M14S</meta:editing-duration>
    <meta:editing-cycles>2</meta:editing-cycles>
    <dc:date>2020-08-04T15:35:04.88</dc:date>
    <dc:creator>John Lewis</dc:creator>
    <meta:document-statistic meta:object-count="31"/>
    <meta:generator>OpenOffice/4.1.7$Win32 OpenOffice.org_project/417m1$Build-9800</meta:generator>
  </office:meta>
</office:document-meta>
</file>